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6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8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0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1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2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6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87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1902345678" text:style-name="WWNum17">
        <text:list-item>
          <text:p text:style-name="P35">import java.*;</text:p>
        </text:list-item>
        <text:list-item>
          <text:p text:style-name="P7">include java.lang;</text:p>
        </text:list-item>
        <text:list-item>
          <text:p text:style-name="P55">java.package</text:p>
        </text:list-item>
      </text:list>
      <text:p text:style-name="P1"/>
      <text:p text:style-name="P5">What is the value of "d" after this line of code has been executed?</text:p>
      <text:p text:style-name="P1">double d = Math.round ( 2.5 + Math.random() );</text:p>
      <text:list xml:id="list784844433" text:style-name="WWNum24">
        <text:list-item>
          <text:p text:style-name="P8">2</text:p>
        </text:list-item>
        <text:list-item>
          <text:p text:style-name="P36">3</text:p>
        </text:list-item>
        <text:list-item>
          <text:p text:style-name="P8">4</text:p>
        </text:list-item>
        <text:list-item>
          <text:p text:style-name="P56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774597626" text:style-name="WWNum19">
        <text:list-item>
          <text:p text:style-name="P9">There is a syntax error on line 1.</text:p>
        </text:list-item>
        <text:list-item>
          <text:p text:style-name="P9">There are syntax errors on lines 1 and 6.</text:p>
        </text:list-item>
        <text:list-item>
          <text:p text:style-name="P9">run infinity time</text:p>
        </text:list-item>
        <text:list-item>
          <text:p text:style-name="P76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235015158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37">Hello Goodworld</text:p>
        </text:list-item>
        <text:list-item>
          <text:p text:style-name="P57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936925716" text:style-name="WWNum26">
        <text:list-item>
          <text:p text:style-name="P38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58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1505053894" text:style-name="WWNum29">
        <text:list-item>
          <text:p text:style-name="P39"><text:soft-page-break/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59">EMOS</text:p>
        </text:list-item>
      </text:list>
      <text:p text:style-name="P1"/>
      <text:p text:style-name="P5">Determine the output</text:p>
      <text:p text:style-name="P1">SOP (‘1’+new integer (2) +3);</text:p>
      <text:list xml:id="list103553463" text:style-name="WWNum11">
        <text:list-item>
          <text:p text:style-name="P40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60">12</text:p>
        </text:list-item>
      </text:list>
      <text:p text:style-name="P1"/>
      <text:p text:style-name="P5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110970374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78">olleH</text:p>
        </text:list-item>
      </text:list>
      <text:p text:style-name="P1"/>
      <text:p text:style-name="P5">Write the correct signature of the main method?</text:p>
      <text:list xml:id="list3826817229" text:style-name="WWNum6">
        <text:list-item>
          <text:p text:style-name="P15">public Static void main()</text:p>
        </text:list-item>
        <text:list-item>
          <text:p text:style-name="P41">public Static void main(String args[])</text:p>
        </text:list-item>
        <text:list-item>
          <text:p text:style-name="P79">public Static void main(String ...)</text:p>
        </text:list-item>
      </text:list>
      <text:p text:style-name="P1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1303202175" text:style-name="WWNum2">
        <text:list-item>
          <text:p text:style-name="P16">class java.object</text:p>
        </text:list-item>
        <text:list-item>
          <text:p text:style-name="P42">class java.lang.object</text:p>
        </text:list-item>
        <text:list-item>
          <text:p text:style-name="P61">none of the above</text:p>
        </text:list-item>
      </text:list>
      <text:p text:style-name="P1"/>
      <text:p text:style-name="P5"><text:soft-page-break/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405497116" text:style-name="WWNum15">
        <text:list-item>
          <text:p text:style-name="P17">HelloStopWorld</text:p>
        </text:list-item>
        <text:list-item>
          <text:p text:style-name="P17">Hello Stop World</text:p>
        </text:list-item>
        <text:list-item>
          <text:p text:style-name="P17">HelloStop</text:p>
        </text:list-item>
        <text:list-item>
          <text:p text:style-name="P80">none of the above</text:p>
        </text:list-item>
      </text:list>
      <text:p text:style-name="P1"/>
      <text:p text:style-name="P5">How to declare array of string which one is correct?</text:p>
      <text:list xml:id="list3417414201" text:style-name="WWNum27">
        <text:list-item>
          <text:p text:style-name="P18">string[]s;</text:p>
        </text:list-item>
        <text:list-item>
          <text:p text:style-name="P18">string s[]</text:p>
        </text:list-item>
        <text:list-item>
          <text:p text:style-name="P81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576731824" text:style-name="WWNum28">
        <text:list-item>
          <text:p text:style-name="P43">A@1cde5f</text:p>
        </text:list-item>
        <text:list-item>
          <text:p text:style-name="P19">A a 1cde5f</text:p>
        </text:list-item>
        <text:list-item>
          <text:p text:style-name="P19">A d 1cde5f</text:p>
        </text:list-item>
        <text:list-item>
          <text:p text:style-name="P62">@1cde5f</text:p>
        </text:list-item>
      </text:list>
      <text:p text:style-name="P1"/>
      <text:p text:style-name="P5">What will be the datatype of the no 9.6352</text:p>
      <text:list xml:id="list3778854514" text:style-name="WWNum5">
        <text:list-item>
          <text:p text:style-name="P44">double</text:p>
        </text:list-item>
        <text:list-item>
          <text:p text:style-name="P20">Float</text:p>
        </text:list-item>
        <text:list-item>
          <text:p text:style-name="P63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55384753" text:style-name="WWNum21">
        <text:list-item>
          <text:p text:style-name="P45">uvwxyzuvwXYZ</text:p>
        </text:list-item>
        <text:list-item>
          <text:p text:style-name="P21">uvwxyzuv</text:p>
        </text:list-item>
        <text:list-item>
          <text:p text:style-name="P21">uvwxyzXYZ</text:p>
        </text:list-item>
        <text:list-item>
          <text:p text:style-name="P64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529924084" text:style-name="WWNum8">
        <text:list-item>
          <text:p text:style-name="P22">-10</text:p>
        </text:list-item>
        <text:list-item>
          <text:p text:style-name="P22">10</text:p>
        </text:list-item>
        <text:list-item>
          <text:p text:style-name="P22">10/1</text:p>
        </text:list-item>
        <text:list-item>
          <text:p text:style-name="P65"><text:span text:style-name="T1">error17.</text:span> </text:p>
        </text:list-item>
      </text:list>
      <text:p text:style-name="P2"/>
      <text:p text:style-name="P84"><text:soft-page-break/>How to inherit both the interface and abstract class ?</text:p>
      <text:list xml:id="list3991627770" text:style-name="WWNum25">
        <text:list-item>
          <text:p text:style-name="P23">class implemts Info,interface</text:p>
        </text:list-item>
        <text:list-item>
          <text:p text:style-name="P46">class xyz extends Info implements interface{ void load}</text:p>
        </text:list-item>
        <text:list-item>
          <text:p text:style-name="P23">class extends Info,interface</text:p>
        </text:list-item>
        <text:list-item>
          <text:p text:style-name="P66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268175783" text:style-name="WWNum12">
        <text:list-item>
          <text:p text:style-name="P24">&amp;</text:p>
        </text:list-item>
        <text:list-item>
          <text:p text:style-name="P47">&amp;&amp;</text:p>
        </text:list-item>
        <text:list-item>
          <text:p text:style-name="P67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830054846" text:style-name="WWNum13">
        <text:list-item>
          <text:p text:style-name="P25">ABDCB</text:p>
        </text:list-item>
        <text:list-item>
          <text:p text:style-name="P48">ABDCBDCB</text:p>
        </text:list-item>
        <text:list-item>
          <text:p text:style-name="P25">ABCDBDA</text:p>
        </text:list-item>
        <text:list-item>
          <text:p text:style-name="P68">ABDCBDA</text:p>
        </text:list-item>
      </text:list>
      <text:p text:style-name="P1"/>
      <text:p text:style-name="P1"/>
      <text:p text:style-name="P5"><text:s/>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62538299" text:style-name="WWNum7">
        <text:list-item>
          <text:p text:style-name="P49">12345</text:p>
        </text:list-item>
        <text:list-item>
          <text:p text:style-name="P26">54321</text:p>
        </text:list-item>
        <text:list-item>
          <text:p text:style-name="P26">123</text:p>
        </text:list-item>
        <text:list-item>
          <text:p text:style-name="P69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1861250608" text:style-name="WWNum4">
        <text:list-item>
          <text:p text:style-name="P27">12885</text:p>
        </text:list-item>
        <text:list-item>
          <text:p text:style-name="P27">12845</text:p>
        </text:list-item>
        <text:list-item>
          <text:p text:style-name="P50">58881</text:p>
        </text:list-item>
        <text:list-item>
          <text:p text:style-name="P70">54881</text:p>
        </text:list-item>
      </text:list>
      <text:p text:style-name="P1"><text:soft-page-break/></text:p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017775884" text:style-name="WWNum10">
        <text:list-item>
          <text:p text:style-name="P28">Hello</text:p>
        </text:list-item>
        <text:list-item>
          <text:p text:style-name="P28">World</text:p>
        </text:list-item>
        <text:list-item>
          <text:p text:style-name="P28">Helloworld</text:p>
        </text:list-item>
        <text:list-item>
          <text:p text:style-name="P82">Hello World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248641723" text:style-name="WWNum22">
        <text:list-item>
          <text:p text:style-name="P29">xello</text:p>
        </text:list-item>
        <text:list-item>
          <text:p text:style-name="P29">xxxxx</text:p>
        </text:list-item>
        <text:list-item>
          <text:p text:style-name="P51">Hxllo</text:p>
        </text:list-item>
        <text:list-item>
          <text:p text:style-name="P71">Hexlo</text:p>
        </text:list-item>
      </text:list>
      <text:p text:style-name="P1"/>
      <text:p text:style-name="P5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2269313751" text:style-name="WWNum1">
        <text:list-item>
          <text:p text:style-name="P30">AaBaCa</text:p>
        </text:list-item>
        <text:list-item>
          <text:p text:style-name="P30">ABCaaa</text:p>
        </text:list-item>
        <text:list-item>
          <text:p text:style-name="P30">AaaBaaCaa</text:p>
        </text:list-item>
        <text:list-item>
          <text:p text:style-name="P77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495606386" text:style-name="WWNum14">
        <text:list-item>
          <text:p text:style-name="P72">a is a lower case Letter</text:p>
        </text:list-item>
      </text:list>
      <text:p text:style-name="P3">is White space character</text:p>
      <text:p text:style-name="P85"><text:s text:c="6"/>b) b is a lower case Letter</text:p>
      <text:p text:style-name="P3">is White space character</text:p>
      <text:p text:style-name="P85"><text:s text:c="6"/>c) <text:span text:style-name="T1">a is a lower case Letter</text:span></text:p>
      <text:p text:style-name="P87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1512018683" text:style-name="WWNum3">
        <text:list-item>
          <text:p text:style-name="P31">42</text:p>
        </text:list-item>
        <text:list-item>
          <text:p text:style-name="P31">420</text:p>
        </text:list-item>
        <text:list-item>
          <text:p text:style-name="P31">462</text:p>
        </text:list-item>
        <text:list-item>
          <text:p text:style-name="P52">42042</text:p>
        </text:list-item>
        <text:list-item>
          <text:p text:style-name="P31">Compilation fails</text:p>
        </text:list-item>
        <text:list-item>
          <text:p text:style-name="P73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4066066627" text:style-name="WWNum23">
        <text:list-item>
          <text:p text:style-name="P53">final</text:p>
        </text:list-item>
        <text:list-item>
          <text:p text:style-name="P53"><text:soft-page-break/>static</text:p>
        </text:list-item>
        <text:list-item>
          <text:p text:style-name="P32">native</text:p>
        </text:list-item>
        <text:list-item>
          <text:p text:style-name="P53">public</text:p>
        </text:list-item>
        <text:list-item>
          <text:p text:style-name="P32">private</text:p>
        </text:list-item>
        <text:list-item>
          <text:p text:style-name="P32">abstract</text:p>
        </text:list-item>
        <text:list-item>
          <text:p text:style-name="P74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125618266" text:style-name="WWNum18">
        <text:list-item>
          <text:p text:style-name="P33">Foo { public int bar() { return 1; }</text:p>
        </text:list-item>
        <text:list-item>
          <text:p text:style-name="P33">new Foo { public int bar() { return 1; }</text:p>
        </text:list-item>
        <text:list-item>
          <text:p text:style-name="P54">new Foo() { public int bar() { return 1; }</text:p>
        </text:list-item>
        <text:list-item>
          <text:p text:style-name="P75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2024122011" text:style-name="WWNum20">
        <text:list-item>
          <text:p text:style-name="P34"><text:soft-page-break/>peep</text:p>
        </text:list-item>
        <text:list-item>
          <text:p text:style-name="P34">bark</text:p>
        </text:list-item>
        <text:list-item>
          <text:p text:style-name="P34">meow</text:p>
        </text:list-item>
        <text:list-item>
          <text:p text:style-name="P34">Compilation fails</text:p>
        </text:list-item>
        <text:list-item>
          <text:p text:style-name="P83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7T22:38:35.703778548</dc:date>
    <meta:editing-duration>PT3M23S</meta:editing-duration>
    <meta:editing-cycles>1</meta:editing-cycles>
    <meta:document-statistic meta:table-count="0" meta:image-count="0" meta:object-count="0" meta:page-count="13" meta:paragraph-count="379" meta:word-count="1236" meta:character-count="6590" meta:non-whitespace-character-count="5828"/>
  </office:meta>
</office:document-meta>
</file>